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Courier 10 Pitch" svg:font-family="'Courier 10 Pitch'" style:font-pitch="fixed"/>
    <style:font-face style:name="Latin Modern Mono Caps" svg:font-family="'Latin Modern Mono Caps'" style:font-pitch="fixed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ato Thin" svg:font-family="'Lato Thin'" style:font-pitch="variable"/>
    <style:font-face style:name="Loma" svg:font-family="Loma" style:font-pitch="variable"/>
    <style:font-face style:name="Ubuntu" svg:font-family="Ubuntu" style:font-adornments="Light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5pt" fo:font-weight="normal" officeooo:rsid="000f3183" officeooo:paragraph-rsid="000f3183" style:font-size-asian="15pt" style:font-weight-asian="normal" style:font-size-complex="15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officeooo:rsid="000d4e9c" officeooo:paragraph-rsid="000d4e9c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20pt" fo:font-weight="normal" officeooo:rsid="000d4e9c" officeooo:paragraph-rsid="000d4e9c" style:font-size-asian="20pt" style:font-weight-asian="normal" style:font-size-complex="20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weight="normal" officeooo:rsid="000f3183" officeooo:paragraph-rsid="000f3183" style:font-size-asian="11.3500003814697pt" style:font-weight-asian="normal" style:font-size-complex="13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size="15pt" fo:font-weight="normal" officeooo:rsid="000f3183" officeooo:paragraph-rsid="000f3183" style:font-size-asian="15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ize="15pt" fo:font-weight="normal" officeooo:rsid="000f5c23" officeooo:paragraph-rsid="000f5c23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fo:font-size="15pt" fo:font-weight="normal" officeooo:rsid="00112dcd" officeooo:paragraph-rsid="00112dcd" style:font-size-asian="15pt" style:font-weight-asian="normal" style:font-size-complex="15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ize="13pt" fo:font-weight="normal" officeooo:rsid="000f5c23" officeooo:paragraph-rsid="0011f3be" style:font-size-asian="11.3500003814697pt" style:font-weight-asian="normal" style:font-size-complex="13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color="#000000" fo:font-size="13pt" fo:font-weight="normal" officeooo:rsid="000f5c23" officeooo:paragraph-rsid="000f5c23" style:font-size-asian="11.3500003814697pt" style:font-weight-asian="normal" style:font-size-complex="13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0" fo:font-size="13pt" fo:font-weight="normal" officeooo:rsid="000f5c23" officeooo:paragraph-rsid="0011f3be" style:font-size-asian="11.3500003814697pt" style:font-weight-asian="normal" style:font-size-complex="13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fo:font-size="13pt" fo:font-weight="normal" officeooo:rsid="00119f83" officeooo:paragraph-rsid="00119f83" style:font-size-asian="11.3500003814697pt" style:font-weight-asian="normal" style:font-size-complex="13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Liberation Serif" fo:font-size="15pt" fo:font-weight="normal" officeooo:rsid="000f5c23" officeooo:paragraph-rsid="000f5c23" style:font-size-asian="15pt" style:font-weight-asian="normal" style:font-size-complex="15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000000" style:font-name="Liberation Serif" fo:font-size="15pt" fo:font-weight="normal" officeooo:rsid="00138c29" officeooo:paragraph-rsid="00138c29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138c29" officeooo:paragraph-rsid="00138c29" style:font-size-asian="15pt" style:font-weight-asian="normal" style:font-size-complex="15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color="#000000" style:font-name="Liberation Serif" fo:font-size="13pt" fo:font-weight="normal" officeooo:rsid="00143d32" officeooo:paragraph-rsid="00143d32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center" style:justify-single-word="false" fo:break-before="page"/>
      <style:text-properties fo:color="#000000" fo:font-size="15pt" fo:font-weight="normal" officeooo:rsid="000f3183" officeooo:paragraph-rsid="000f3183" style:font-size-asian="15pt" style:font-weight-asian="normal" style:font-size-complex="15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color="#333333" style:font-name="Courier" fo:font-size="13pt" fo:font-style="normal" fo:font-weight="normal" officeooo:rsid="000f5c23" officeooo:paragraph-rsid="000f5c23" style:font-size-asian="11.3500003814697pt" style:font-style-asian="normal" style:font-weight-asian="normal" style:font-size-complex="13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color="#333333" style:font-name="Liberation Sans" fo:font-size="13pt" fo:font-weight="normal" officeooo:rsid="00143d32" officeooo:paragraph-rsid="00143d32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color="#333333" style:font-name="Liberation Sans" fo:font-size="13pt" fo:font-weight="normal" officeooo:rsid="00143d32" officeooo:paragraph-rsid="00176ecb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color="#333333" style:font-name="Liberation Sans" fo:font-size="13pt" fo:font-weight="normal" officeooo:rsid="00143d32" officeooo:paragraph-rsid="00176ecb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justify" style:justify-single-word="false"/>
      <style:text-properties fo:color="#000000" style:font-name="Liberation Serif" fo:font-size="15pt" fo:font-style="normal" fo:font-weight="normal" officeooo:rsid="000f5c23" officeooo:paragraph-rsid="000f5c23" style:font-size-asian="15pt" style:font-style-asian="normal" style:font-weight-asian="normal" style:font-size-complex="15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color="#000000" style:font-name="Liberation Serif" fo:font-size="15pt" fo:font-weight="normal" officeooo:rsid="00138c29" officeooo:paragraph-rsid="00138c29" style:font-size-asian="15pt" style:font-weight-asian="normal" style:font-size-complex="15pt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style:font-name="Liberation Serif" fo:font-size="15pt" fo:font-weight="normal" officeooo:rsid="0019aab5" officeooo:paragraph-rsid="0019aab5" style:font-size-asian="15pt" style:font-weight-asian="normal" style:font-size-complex="15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00" style:font-name="Liberation Serif" fo:font-size="13pt" fo:font-style="normal" fo:font-weight="normal" officeooo:rsid="00112dcd" officeooo:paragraph-rsid="000f5c23" style:font-size-asian="11.3500003814697pt" style:font-style-asian="normal" style:font-weight-asian="normal" style:font-size-complex="13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color="#000000" style:font-name="Liberation Serif" fo:font-size="13pt" fo:font-weight="normal" officeooo:rsid="00143d32" officeooo:paragraph-rsid="00143d32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00" style:font-name="Liberation Serif" fo:font-size="13pt" fo:font-weight="normal" officeooo:rsid="00143d32" officeooo:paragraph-rsid="00176ecb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ize="13pt" fo:font-weight="normal" officeooo:rsid="00119f83" officeooo:paragraph-rsid="00119f83" style:font-size-asian="11.3500003814697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ff0000" style:font-name="Liberation Serif" fo:font-size="15pt" fo:font-weight="bold" officeooo:rsid="00138c29" officeooo:paragraph-rsid="00138c29" style:font-size-asian="15pt" style:font-weight-asian="bold" style:font-size-complex="15pt" style:font-weight-complex="bold"/>
    </style:style>
    <style:style style:name="P29" style:family="paragraph" style:parent-style-name="Standard">
      <style:paragraph-properties fo:text-align="start" style:justify-single-word="false"/>
      <style:text-properties officeooo:paragraph-rsid="0019aab5"/>
    </style:style>
    <style:style style:name="P30" style:family="paragraph" style:parent-style-name="Standard">
      <style:paragraph-properties fo:text-align="start" style:justify-single-word="false"/>
      <style:text-properties officeooo:rsid="001a5419" officeooo:paragraph-rsid="001a5419"/>
    </style:style>
    <style:style style:name="P31" style:family="paragraph" style:parent-style-name="Standard">
      <style:paragraph-properties fo:text-align="center" style:justify-single-word="false" fo:break-before="page"/>
      <style:text-properties fo:color="#000000" style:font-name="Liberation Serif" fo:font-size="15pt" fo:font-weight="normal" officeooo:rsid="00138c29" officeooo:paragraph-rsid="00138c29" style:font-size-asian="15pt" style:font-weight-asian="normal" style:font-size-complex="15pt" style:font-weight-complex="normal"/>
    </style:style>
    <style:style style:name="T1" style:family="text">
      <style:text-properties fo:font-size="13pt" fo:font-style="normal" style:font-size-asian="11.3500003814697pt" style:font-style-asian="normal" style:font-size-complex="13pt" style:font-style-complex="normal"/>
    </style:style>
    <style:style style:name="T2" style:family="text">
      <style:text-properties fo:font-size="13pt" fo:font-style="normal" officeooo:rsid="00112dcd" style:font-size-asian="11.3500003814697pt" style:font-style-asian="normal" style:font-size-complex="13pt" style:font-style-complex="normal"/>
    </style:style>
    <style:style style:name="T3" style:family="text">
      <style:text-properties fo:font-size="13pt" style:font-size-asian="11.3500003814697pt" style:font-size-complex="13pt"/>
    </style:style>
    <style:style style:name="T4" style:family="text">
      <style:text-properties fo:color="#808080"/>
    </style:style>
    <style:style style:name="T5" style:family="text">
      <style:text-properties fo:color="#333333"/>
    </style:style>
    <style:style style:name="T6" style:family="text">
      <style:text-properties fo:color="#333333" style:font-name="Liberation Sans"/>
    </style:style>
    <style:style style:name="T7" style:family="text">
      <style:text-properties fo:color="#333333" style:font-name="Liberation Sans" fo:font-style="normal" style:font-size-asian="13pt" style:font-style-asian="normal" style:font-style-complex="normal"/>
    </style:style>
    <style:style style:name="T8" style:family="text">
      <style:text-properties fo:color="#333333" style:font-name="Liberation Sans" fo:font-size="13pt" fo:font-style="normal" officeooo:rsid="00112dcd" style:font-size-asian="13pt" style:font-style-asian="normal" style:font-size-complex="13pt" style:font-style-complex="normal"/>
    </style:style>
    <style:style style:name="T9" style:family="text">
      <style:text-properties fo:color="#333333" style:font-name="Liberation Sans" fo:font-size="13pt" fo:font-style="normal" officeooo:rsid="00119f83" style:font-size-asian="13pt" style:font-style-asian="normal" style:font-size-complex="13pt" style:font-style-complex="normal"/>
    </style:style>
    <style:style style:name="T10" style:family="text">
      <style:text-properties fo:color="#333333" style:font-name="Liberation Sans" fo:font-size="13pt" fo:font-style="normal" style:font-size-asian="11.3500003814697pt" style:font-style-asian="normal" style:font-size-complex="13pt" style:font-style-complex="normal"/>
    </style:style>
    <style:style style:name="T11" style:family="text">
      <style:text-properties fo:color="#333333" style:font-name="Liberation Sans" fo:font-size="13pt" style:font-size-asian="11.3500003814697pt" style:font-size-complex="13pt"/>
    </style:style>
    <style:style style:name="T12" style:family="text">
      <style:text-properties fo:color="#333333" style:font-name="Liberation Sans" style:font-size-asian="13pt"/>
    </style:style>
    <style:style style:name="T13" style:family="text">
      <style:text-properties fo:color="#333333" style:font-name="Liberation Sans" officeooo:rsid="00119f83" style:font-size-asian="13pt"/>
    </style:style>
    <style:style style:name="T14" style:family="text">
      <style:text-properties fo:color="#333333" style:font-name="Liberation Sans" officeooo:rsid="00176ecb"/>
    </style:style>
    <style:style style:name="T15" style:family="text">
      <style:text-properties fo:color="#333333" style:font-name="Liberation Sans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officeooo:rsid="00119f83"/>
    </style:style>
    <style:style style:name="T18" style:family="text">
      <style:text-properties fo:color="#ff0000" style:font-name="Liberation Serif" fo:font-size="13pt" fo:font-style="normal" fo:font-weight="bold" officeooo:rsid="00119f83" style:font-size-asian="11.3500003814697pt" style:font-style-asian="normal" style:font-weight-asian="bold" style:font-size-complex="13pt" style:font-style-complex="normal" style:font-weight-complex="bold"/>
    </style:style>
    <style:style style:name="T19" style:family="text">
      <style:text-properties fo:color="#ff0000" fo:font-weight="bold" style:font-weight-asian="bold" style:font-weight-complex="bold"/>
    </style:style>
    <style:style style:name="T20" style:family="text">
      <style:text-properties style:font-name="Liberation Serif" fo:font-size="13pt" fo:font-style="normal" style:font-size-asian="11.3500003814697pt" style:font-style-asian="normal" style:font-size-complex="13pt" style:font-style-complex="normal"/>
    </style:style>
    <style:style style:name="T21" style:family="text">
      <style:text-properties style:font-name="Liberation Serif" fo:font-size="13pt" fo:font-style="normal" officeooo:rsid="00119f83" style:font-size-asian="11.3500003814697pt" style:font-style-asian="normal" style:font-size-complex="13pt" style:font-style-complex="normal"/>
    </style:style>
    <style:style style:name="T22" style:family="text">
      <style:text-properties style:font-name="Liberation Sans"/>
    </style:style>
    <style:style style:name="T23" style:family="text">
      <style:text-properties style:font-name="Liberation Sans" officeooo:rsid="00176ecb"/>
    </style:style>
    <style:style style:name="T24" style:family="text">
      <style:text-properties officeooo:rsid="00176ecb"/>
    </style:style>
    <style:style style:name="T25" style:family="text">
      <style:text-properties style:font-name="Liberation Serif" fo:font-size="13pt" style:font-size-asian="11.3500003814697pt" style:font-size-complex="13pt"/>
    </style:style>
    <style:style style:name="T26" style:family="text">
      <style:text-properties style:font-name="Liberation Serif" fo:font-size="13pt" officeooo:rsid="001a5419" style:font-size-asian="11.3500003814697pt" style:font-size-complex="13pt"/>
    </style:style>
    <style:style style:name="T27" style:family="text">
      <style:text-properties fo:color="#111111" style:font-name="Liberation Serif" officeooo:rsid="00176ecb"/>
    </style:style>
    <style:style style:name="T28" style:family="text">
      <style:text-properties fo:color="#000000" style:font-name="Liberation Serif"/>
    </style:style>
    <style:style style:name="T29" style:family="text">
      <style:text-properties fo:color="#000000" style:font-name="Liberation Serif" officeooo:rsid="00176ecb"/>
    </style:style>
    <style:style style:name="T30" style:family="text">
      <style:text-properties fo:color="#000000" style:font-name="Liberation Serif" fo:font-size="13pt" fo:font-weight="normal" officeooo:rsid="0019aab5" style:font-size-asian="11.3500003814697pt" style:font-weight-asian="normal" style:font-size-complex="13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scriptif du projet</text:p>
      <text:p text:style-name="P2"/>
      <text:p text:style-name="P3"/>
      <text:p text:style-name="P1">Sommaire</text:p>
      <text:p text:style-name="P4"/>
      <text:p text:style-name="P4"/>
      <text:p text:style-name="P4"><text:tab/>Mode d’emploi<text:span text:style-name="T4">…………………………………………………………………………</text:span></text:p>
      <text:p text:style-name="P4"/>
      <text:p text:style-name="P4"><text:tab/>Descriptif de la structure du code développé<text:span text:style-name="T4">…………………………………………..</text:span></text:p>
      <text:p text:style-name="P4"/>
      <text:p text:style-name="P4"><text:tab/>Fonctionnalités implémentées et manquantes<text:span text:style-name="T4">………………………………………….</text:span></text:p>
      <text:p text:style-name="P4"/>
      <text:p text:style-name="P4"><text:tab/>Bogues connus<text:span text:style-name="T4">………………………………………………………………………….</text:span></text:p>
      <text:p text:style-name="P4"/>
      <text:p text:style-name="P4"><text:tab/>Description des tests<text:span text:style-name="T4">……………………………………………………………………</text:span></text:p>
      <text:p text:style-name="P16">Mode d’emploi</text:p>
      <text:p text:style-name="P5"/>
      <text:p text:style-name="P6">Compilation</text:p>
      <text:p text:style-name="P6"/>
      <text:p text:style-name="P9"><text:tab/>Nous avions des difficultés à comprendre le fonctionnement des outils automake/autoconf. C’est pourquoi nous avons préféré écrire notre propre Makefile. Chaque programme est compilé de façon à pouvoir être débuggé.</text:p>
      <text:p text:style-name="P9"><text:tab/>Chaque programme se présentant sous la forme <text:span text:style-name="T7">read-*.c</text:span><text:span text:style-name="T5"> </text:span>est compilable selon la même structure</text:p>
      <text:p text:style-name="P9"><text:tab/><text:tab/><text:span text:style-name="T7">make bin/dobby-read-*</text:span></text:p>
      <text:p text:style-name="P17"/>
      <text:p text:style-name="P21">Exécution</text:p>
      <text:p text:style-name="P21"/>
      <text:p text:style-name="P12"><text:span text:style-name="T16"><text:tab/></text:span><text:span text:style-name="T1">Chaque exécutable (se présentant alors sous la forme </text:span><text:span text:style-name="T10">read-*</text:span><text:span text:style-name="T1"> ) </text:span><text:span text:style-name="T2">s’exécute via la commande</text:span></text:p>
      <text:p text:style-name="P12"><text:span text:style-name="T2"><text:tab/><text:tab/></text:span><text:span text:style-name="T8">./bin/dobby-read-* </text:span><text:span text:style-name="T9">&lt; </text:span><text:span text:style-name="T8">arguments </text:span><text:span text:style-name="T9">&gt;</text:span></text:p>
      <text:p text:style-name="P24"/>
      <text:p text:style-name="P7"><text:span text:style-name="T20"><text:tab/>Pour la plupart des exécutables, </text:span><text:span text:style-name="T21">l’argument demandé est un fichier elf, se trouvant dans le répertoire </text:span><text:span text:style-name="T18">[ A CREER ]</text:span><text:span text:style-name="T21">.</text:span></text:p>
      <text:p text:style-name="P10"><text:tab/><text:span text:style-name="T17">Le programme read-section-content est une exception. Plusieurs arguments sont demandés : un fichier elf, <text:s/>-s | -i selon si la section est indiquée par son nom ou par un numéro (s pour le nom et i pour le numéro), et le nom ou le numéro de la section souhaitée. La commande se présente alors sous la forme</text:span></text:p>
      <text:p text:style-name="P8"><text:tab/><text:tab/><text:span text:style-name="T12">./</text:span><text:span text:style-name="T13">bin/dobby-read-section-content &lt; fichier elf &gt; &lt; -s | -i &gt; <text:line-break/><text:tab/><text:tab/>&lt; section souhaitée &gt;</text:span></text:p>
      <text:p text:style-name="P11">ou</text:p>
      <text:p text:style-name="P27"><text:tab/><text:tab/><text:span text:style-name="T12">./bin/dobby-read-section-content &lt; -s | -i &gt; &lt; section souhaitée &gt; <text:line-break/><text:tab/><text:tab/>&lt; fichier elf &gt;</text:span></text:p>
      <text:p text:style-name="P31">Descriptif de la structure du code développé</text:p>
      <text:p text:style-name="P13"/>
      <text:p text:style-name="P23">elf_types.h</text:p>
      <text:p text:style-name="P23"/>
      <text:p text:style-name="P23"><text:tab/><text:span text:style-name="T3">Les structures nécessaires à la définition du type elf se trouvent chacune dans les fichiers </text:span><text:span text:style-name="T11">elf_types_*.h</text:span><text:span text:style-name="T25">, et sont la retranscription des types définis dans la documentation spécifiant le format ELF.</text:span></text:p>
      <text:p text:style-name="P23"><text:span text:style-name="T25"><text:tab/></text:span><text:span text:style-name="T26">Le fichier elf_types_atomic.h quant à lui défini une structure permettant d’enregistrer en mémoire toutes ces informations.</text:span></text:p>
      <text:p text:style-name="P23"><text:span text:style-name="T25"/></text:p>
      <text:p text:style-name="P29"><text:span text:style-name="T30"><text:tab/>Type </text:span><text:span text:style-name="T25">Elf32_Ehdr</text:span></text:p>
      <text:p text:style-name="P29"><text:span text:style-name="T25"><text:tab/><text:tab/></text:span><text:span text:style-name="T26">elf_types_header.h</text:span></text:p>
      <text:p text:style-name="P29"><text:span text:style-name="T26"><text:tab/></text:span></text:p>
      <text:p text:style-name="P29"><text:span text:style-name="T26"><text:tab/>Type Elf32_Shdr</text:span></text:p>
      <text:p text:style-name="P29"><text:span text:style-name="T26"><text:tab/><text:tab/>elf_types_section.h</text:span></text:p>
      <text:p text:style-name="P29"><text:span text:style-name="T26"/></text:p>
      <text:p text:style-name="P30"><text:span text:style-name="T25"><text:tab/>Type </text:span></text:p>
      <text:p text:style-name="P29"><text:span text:style-name="T30"/></text:p>
      <text:p text:style-name="P13"/>
      <text:p text:style-name="P14">fread.c <text:span text:style-name="T19">[ NOM A CHANGER (puisque qu’on écrit aussi… ) ]</text:span></text:p>
      <text:p text:style-name="P28"/>
      <text:p text:style-name="P15"><text:tab/>Le fichier <text:span text:style-name="T6">fread.c</text:span> <text:span text:style-name="T19">[ NOM A CHANGER ] </text:span>contient les différentes fonctions permettant de lire et écrire octet par octet dans un fichier ou dans une chaîne de caractères. Ces fonctions sont définies dans <text:span text:style-name="T6">fread.h</text:span> <text:span text:style-name="T24">et nécessitent la fonction </text:span><text:span text:style-name="T14">isBigIndian()</text:span><text:span text:style-name="T24"> définie dans </text:span><text:span text:style-name="T14">utils.h</text:span><text:span text:style-name="T24">.</text:span></text:p>
      <text:p text:style-name="P15"/>
      <text:p text:style-name="P15"><text:tab/>Lecture dans un fichier</text:p>
      <text:p text:style-name="P15"><text:tab/><text:tab/><text:span text:style-name="T6">size_t fread_*bits(void *ptr, size_t nmemb, FILE *stream)</text:span></text:p>
      <text:p text:style-name="P15"><text:span text:style-name="T6"/></text:p>
      <text:p text:style-name="P18"><text:tab/><text:span text:style-name="T27">Ecriture dans un fichier</text:span></text:p>
      <text:p text:style-name="P19"><text:span text:style-name="T27"><text:tab/><text:tab/></text:span><text:span text:style-name="T22">size_t f</text:span><text:span text:style-name="T23">write</text:span><text:span text:style-name="T22">_*bits(void *ptr, size_t nmemb, FILE *stream)</text:span></text:p>
      <text:p text:style-name="P19"/>
      <text:p text:style-name="P19"><text:tab/><text:span text:style-name="T28">Lecture dans un</text:span><text:span text:style-name="T29">e chaîne de caractères</text:span></text:p>
      <text:p text:style-name="P26"><text:tab/><text:tab/><text:span text:style-name="T6">size_t fread_*bits(void *ptr, size_t nmemb, FILE *stream)</text:span></text:p>
      <text:p text:style-name="P26"><text:span text:style-name="T6"/></text:p>
      <text:p text:style-name="P19"><text:tab/><text:span text:style-name="T27">Ecriture dans une chaîne de caractères</text:span></text:p>
      <text:p text:style-name="P19"><text:span text:style-name="T27"><text:tab/><text:tab/></text:span><text:span text:style-name="T22">size_t f</text:span><text:span text:style-name="T23">write</text:span><text:span text:style-name="T22">_*bits(void *ptr, size_t nmemb, FILE *stream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Courier 10 Pitch" svg:font-family="'Courier 10 Pitch'" style:font-pitch="fixed"/>
    <style:font-face style:name="Latin Modern Mono Caps" svg:font-family="'Latin Modern Mono Caps'" style:font-pitch="fixed"/>
    <style:font-face style:name="Courier" svg:font-family="Courier" style:font-family-generic="modern" style:font-pitch="fixed"/>
    <style:font-face style:name="DejaVu Sans Mono" svg:font-family="'DejaVu Sans Mono'" style:font-family-generic="modern" style:font-pitch="fixed"/>
    <style:font-face style:name="Lato Thin" svg:font-family="'Lato Thin'" style:font-pitch="variable"/>
    <style:font-face style:name="Loma" svg:font-family="Loma" style:font-pitch="variable"/>
    <style:font-face style:name="Ubuntu" svg:font-family="Ubuntu" style:font-adornments="Light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DejaVu Sans Light" svg:font-family="'DejaVu Sans Light'" style:font-family-generic="swiss" style:font-pitch="variable"/>
    <style:font-face style:name="FreeSans" svg:font-family="FreeSans" style:font-family-generic="swiss" style:font-pitch="variable"/>
    <style:font-face style:name="Latin Modern Sans" svg:font-family="'Latin Modern Sans'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9T10:25:11.695439642</meta:creation-date>
    <dc:date>2019-01-09T11:54:22.497826167</dc:date>
    <meta:editing-duration>PT46M10S</meta:editing-duration>
    <meta:editing-cycles>8</meta:editing-cycles>
    <meta:generator>LibreOffice/5.1.6.2$Linux_X86_64 LibreOffice_project/10m0$Build-2</meta:generator>
    <meta:document-statistic meta:table-count="0" meta:image-count="0" meta:object-count="0" meta:page-count="3" meta:paragraph-count="40" meta:word-count="359" meta:character-count="2517" meta:non-whitespace-character-count="2148"/>
  </office:meta>
</office:document-meta>
</file>